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 style:data-style-name="N111"/>
    <style:style style:name="ce49" style:family="table-cell" style:parent-style-name="Default" style:data-style-name="N106"/>
    <style:style style:name="ce50" style:family="table-cell" style:parent-style-name="Default" style:data-style-name="N2"/>
    <style:style style:name="ce51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52" style:family="table-cell" style:parent-style-name="Default" style:data-style-name="N1"/>
    <style:style style:name="ce53" style:family="table-cell" style:parent-style-name="Default" style:data-style-name="N112"/>
    <style:style style:name="ce54" style:family="table-cell" style:parent-style-name="Default" style:data-style-name="N0"/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fo:border-bottom="none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94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95" style:family="table-cell" style:parent-style-name="Default">
      <style:text-properties fo:color="#ff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41"/>
    <style:style style:name="ce103" style:family="table-cell" style:parent-style-name="Default" style:data-style-name="N61"/>
    <style:style style:name="ce104" style:family="table-cell" style:parent-style-name="Default" style:data-style-name="N108"/>
    <style:style style:name="ce105" style:family="table-cell" style:parent-style-name="Default" style:data-style-name="N11"/>
    <style:style style:name="ce90" style:family="table-cell" style:parent-style-name="Default">
      <style:text-properties style:text-underline-style="none"/>
    </style:style>
    <style:style style:name="ce107" style:family="table-cell" style:parent-style-name="Default" style:data-style-name="N110"/>
    <style:style style:name="ce108" style:family="table-cell" style:parent-style-name="Default" style:data-style-name="N103"/>
    <style:style style:name="ce109" style:family="table-cell" style:parent-style-name="Default">
      <style:text-properties style:font-name="Liberation Sans1"/>
    </style:style>
    <style:style style:name="ce110" style:family="table-cell" style:parent-style-name="Default">
      <style:text-properties fo:font-style="italic" style:font-style-asian="italic" style:font-style-complex="italic"/>
    </style:style>
    <style:style style:name="ce111" style:family="table-cell" style:parent-style-name="Default" style:data-style-name="N3"/>
    <style:style style:name="ce112" style:family="table-cell" style:parent-style-name="Default" style:data-style-name="N100"/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111"/>
    <style:style style:name="ce40" style:family="table-cell" style:parent-style-name="Default" style:data-style-name="N106"/>
    <style:style style:name="ce41" style:family="table-cell" style:parent-style-name="Default" style:data-style-name="N2"/>
    <style:style style:name="ce42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43" style:family="table-cell" style:parent-style-name="Default" style:data-style-name="N1"/>
    <style:style style:name="ce44" style:family="table-cell" style:parent-style-name="Default" style:data-style-name="N112"/>
    <style:style style:name="ce45" style:family="table-cell" style:parent-style-name="Default" style:data-style-name="N0"/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order-left="none" fo:border-right="0.06pt solid #000000" fo:border-top="0.06pt solid #000000"/>
    </style:style>
    <style:style style:name="ce67" style:family="table-cell" style:parent-style-name="Default">
      <style:table-cell-properties fo:border-bottom="none" fo:border-left="none" fo:border-right="0.06pt solid #000000" fo:border-top="none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order-bottom="none" fo:border-left="0.06pt solid #000000" fo:border-right="none" fo:border-top="0.06pt solid #000000"/>
    </style:style>
    <style:style style:name="ce71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7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73" style:family="table-cell" style:parent-style-name="Default">
      <style:text-properties fo:color="#ff0000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99" style:family="table-cell" style:parent-style-name="Default">
      <style:text-properties fo:color="#b2b2b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41"/>
    <style:style style:name="ce82" style:family="table-cell" style:parent-style-name="Default" style:data-style-name="N61"/>
    <style:style style:name="ce83" style:family="table-cell" style:parent-style-name="Default" style:data-style-name="N108"/>
    <style:style style:name="ce84" style:family="table-cell" style:parent-style-name="Default" style:data-style-name="N11"/>
    <style:style style:name="ce85" style:family="table-cell" style:parent-style-name="Default">
      <style:text-properties style:text-underline-style="none"/>
    </style:style>
    <style:style style:name="ce86" style:family="table-cell" style:parent-style-name="Default" style:data-style-name="N110"/>
    <style:style style:name="ce87" style:family="table-cell" style:parent-style-name="Default" style:data-style-name="N103"/>
    <style:style style:name="ce88" style:family="table-cell" style:parent-style-name="Default">
      <style:text-properties style:font-name="Liberation Sans1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106" style:family="table-cell" style:parent-style-name="Default" style:data-style-name="N3"/>
    <style:style style:name="ce113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46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64"/>
          <table:covered-table-cell table:style-name="ce66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62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67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62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67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table:style-name="ce63" office:value-type="string" calcext:value-type="string">
            <text:p>512x256</text:p>
          </table:table-cell>
          <table:table-cell table:style-name="ce65" table:formula="of:=512*256*2/1024" office:value-type="float" office:value="256" calcext:value-type="float">
            <text:p>256</text:p>
          </table:table-cell>
          <table:table-cell table:style-name="ce65" table:formula="of:=[.G5]*2" office:value-type="float" office:value="512" calcext:value-type="float">
            <text:p>512</text:p>
          </table:table-cell>
          <table:table-cell table:style-name="ce68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4144" calcext:value-type="float">
            <text:p>134144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62" calcext:value-type="float">
            <text:p>262</text:p>
          </table:table-cell>
          <table:table-cell office:value-type="string" calcext:value-type="string">
            <text:p>k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40" office:value-type="float" office:value="10000000" calcext:value-type="float">
            <text:p>1,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40" office:value-type="float" office:value="16000000" calcext:value-type="float">
            <text:p>1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40" office:value-type="float" office:value="3579545" calcext:value-type="float">
            <text:p>3,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40" table:formula="of:=[.E12]*[.E15]" office:value-type="float" office:value="96000000" calcext:value-type="float">
            <text:p>9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8" office:value-type="string" calcext:value-type="string">
            <text:p>Per frame</text:p>
          </table:table-cell>
          <table:table-cell table:style-name="ce38" table:number-columns-repeated="2"/>
          <table:table-cell table:style-name="ce38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4144" calcext:value-type="float">
            <text:p>134144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4144" calcext:value-type="float">
            <text:p>134144</text:p>
          </table:table-cell>
          <table:table-cell/>
          <table:table-cell office:value-type="string" calcext:value-type="string">
            <text:p>Line time</text:p>
          </table:table-cell>
          <table:table-cell table:style-name="ce40" table:formula="of:=[.D4]/8000000" office:value-type="float" office:value="0.000064" calcext:value-type="float">
            <text:p>6,40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73088" calcext:value-type="float">
            <text:p>473088</text:p>
          </table:table-cell>
          <table:table-cell/>
          <table:table-cell office:value-type="string" calcext:value-type="string">
            <text:p>Clocks per line</text:p>
          </table:table-cell>
          <table:table-cell table:style-name="ce42" table:formula="of:=[.E14]*[.E20]"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style-name="ce39" table:formula="of:=[.E20]*[.D5]" office:value-type="float" office:value="0.016768" calcext:value-type="float">
            <text:p>16,768E-03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40" table:formula="of:=[.B21]/[.B22]" office:value-type="float" office:value="28213740.4580153" calcext:value-type="float">
            <text:p>2,82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40" table:formula="of:=[.B23]/4" office:value-type="float" office:value="7053435.11450382" calcext:value-type="float">
            <text:p>7,05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S</text:p>
          </table:table-cell>
          <table:table-cell table:style-name="ce41" table:formula="of:=1/[.B22]" office:value-type="float" office:value="59.6374045801527" calcext:value-type="float">
            <text:p>59,64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43" table:formula="of:=[.E20]*8000*4" office:value-type="float" office:value="2.048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43" table:formula="of:=[.E13]/8*[.E20]" office:value-type="float" office:value="28.63636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43" table:formula="of:=[.E11]/4*[.E20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43" table:formula="of:=SUM([.E22:.E28])" office:value-type="float" office:value="1280.68436" calcext:value-type="float">
            <text:p>128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4" table:formula="of:=[.E32]/[.E21]" office:value-type="percentage" office:value="1.04222360026042" calcext:value-type="percentage">
            <text:p>104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3" table:formula="of:=[.E29]*[.E31]" office:value-type="float" office:value="6403.4218" calcext:value-type="float">
            <text:p>640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otal size</text:p>
          </table:table-cell>
          <table:table-cell table:style-name="ce38" office:value-type="string" calcext:value-type="string">
            <text:p>block size</text:p>
          </table:table-cell>
          <table:table-cell table:style-name="ce38" office:value-type="string" calcext:value-type="string">
            <text:p># blocks</text:p>
          </table:table-cell>
          <table:table-cell table:style-name="ce38" office:value-type="string" calcext:value-type="string">
            <text:p>Cache size</text:p>
          </table:table-cell>
          <table:table-cell table:style-name="ce38" office:value-type="string" calcext:value-type="string">
            <text:p>R/W</text:p>
          </table:table-cell>
          <table:table-cell table:style-name="ce38" office:value-type="string" calcext:value-type="string">
            <text:p>Ratio</text:p>
          </table:table-cell>
          <table:table-cell table:style-name="ce38" office:value-type="string" calcext:value-type="string">
            <text:p>Tag length</text:p>
          </table:table-cell>
          <table:table-cell table:style-name="ce38" office:value-type="string" calcext:value-type="string">
            <text:p>Tag FF</text:p>
          </table:table-cell>
          <table:table-cell table:style-name="ce38" office:value-type="string" calcext:value-type="string">
            <text:p>Tag LUT</text:p>
          </table:table-cell>
          <table:table-cell table:style-name="ce38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69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9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9" office:value-type="string" calcext:value-type="string">
            <text:p>Z80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9" office:value-type="string" calcext:value-type="string">
            <text:p>OKI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9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9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9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9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69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40" table:formula="of:=SUM([.B19:.B23])*[.B24]/2" office:value-type="float" office:value="11527680" calcext:value-type="float">
            <text:p>1,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75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70"/>
          <table:table-cell table:style-name="ce64" table:number-columns-repeated="2"/>
          <table:table-cell table:style-name="ce74" office:value-type="string" calcext:value-type="string" table:number-columns-spanned="1" table:number-rows-spanned="17">
            <text:p>FRAME BUFFER B</text:p>
          </table:table-cell>
          <table:table-cell table:style-name="ce66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62" office:value-type="string" calcext:value-type="string">
            <text:p>CA5</text:p>
          </table:table-cell>
          <table:table-cell table:style-name="ce72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67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62" office:value-type="string" calcext:value-type="string">
            <text:p>CA4</text:p>
          </table:table-cell>
          <table:covered-table-cell/>
          <table:table-cell/>
          <table:covered-table-cell/>
          <table:table-cell table:style-name="ce67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62" office:value-type="string" calcext:value-type="string">
            <text:p>CA3</text:p>
          </table:table-cell>
          <table:covered-table-cell/>
          <table:table-cell/>
          <table:covered-table-cell/>
          <table:table-cell table:style-name="ce67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62" office:value-type="string" calcext:value-type="string">
            <text:p>CA2</text:p>
          </table:table-cell>
          <table:covered-table-cell/>
          <table:table-cell/>
          <table:covered-table-cell/>
          <table:table-cell table:style-name="ce67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62" office:value-type="string" calcext:value-type="string">
            <text:p>CA1</text:p>
          </table:table-cell>
          <table:covered-table-cell/>
          <table:table-cell/>
          <table:covered-table-cell/>
          <table:table-cell table:style-name="ce67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62"/>
          <table:covered-table-cell/>
          <table:table-cell/>
          <table:covered-table-cell/>
          <table:table-cell table:style-name="ce67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62" office:value-type="string" calcext:value-type="string">
            <text:p>CD15</text:p>
          </table:table-cell>
          <table:covered-table-cell/>
          <table:table-cell/>
          <table:covered-table-cell/>
          <table:table-cell table:style-name="ce67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62" office:value-type="string" calcext:value-type="string">
            <text:p>CD14</text:p>
          </table:table-cell>
          <table:covered-table-cell/>
          <table:table-cell/>
          <table:covered-table-cell/>
          <table:table-cell table:style-name="ce67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62" office:value-type="string" calcext:value-type="string">
            <text:p>CD13</text:p>
          </table:table-cell>
          <table:covered-table-cell/>
          <table:table-cell/>
          <table:covered-table-cell/>
          <table:table-cell table:style-name="ce67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62" office:value-type="string" calcext:value-type="string">
            <text:p>CD12</text:p>
          </table:table-cell>
          <table:covered-table-cell/>
          <table:table-cell table:number-columns-repeated="2"/>
          <table:table-cell table:style-name="ce67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62" office:value-type="string" calcext:value-type="string">
            <text:p>CD11</text:p>
          </table:table-cell>
          <table:covered-table-cell/>
          <table:table-cell table:number-columns-repeated="2"/>
          <table:table-cell table:style-name="ce67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62" office:value-type="string" calcext:value-type="string">
            <text:p>CD10</text:p>
          </table:table-cell>
          <table:covered-table-cell/>
          <table:table-cell/>
          <table:table-cell table:style-name="ce72" office:value-type="string" calcext:value-type="string" table:number-columns-spanned="1" table:number-rows-spanned="17">
            <text:p>FRAME BUFFER A</text:p>
          </table:table-cell>
          <table:table-cell table:style-name="ce67" office:value-type="string" calcext:value-type="string">
            <text:p>FAD3</text:p>
          </table:table-cell>
          <table:table-cell table:style-name="ce76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62" office:value-type="string" calcext:value-type="string">
            <text:p>CD9</text:p>
          </table:table-cell>
          <table:covered-table-cell/>
          <table:table-cell/>
          <table:covered-table-cell/>
          <table:table-cell table:style-name="ce67" office:value-type="string" calcext:value-type="string">
            <text:p>FAD2</text:p>
          </table:table-cell>
          <table:table-cell table:style-name="ce76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62" office:value-type="string" calcext:value-type="string">
            <text:p>CD8</text:p>
          </table:table-cell>
          <table:covered-table-cell/>
          <table:table-cell/>
          <table:covered-table-cell/>
          <table:table-cell table:style-name="ce67" office:value-type="string" calcext:value-type="string">
            <text:p>FAD1</text:p>
          </table:table-cell>
          <table:table-cell table:style-name="ce76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62" office:value-type="string" calcext:value-type="string">
            <text:p>CD7</text:p>
          </table:table-cell>
          <table:covered-table-cell/>
          <table:table-cell/>
          <table:covered-table-cell/>
          <table:table-cell table:style-name="ce67" office:value-type="string" calcext:value-type="string">
            <text:p>FAD0</text:p>
          </table:table-cell>
          <table:table-cell table:style-name="ce76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62" office:value-type="string" calcext:value-type="string">
            <text:p>CD6</text:p>
          </table:table-cell>
          <table:covered-table-cell/>
          <table:table-cell/>
          <table:covered-table-cell/>
          <table:table-cell table:style-name="ce67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62" office:value-type="string" calcext:value-type="string">
            <text:p>CD5</text:p>
          </table:table-cell>
          <table:covered-table-cell/>
          <table:table-cell/>
          <table:covered-table-cell/>
          <table:table-cell table:style-name="ce67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62" office:value-type="string" calcext:value-type="string">
            <text:p>CD4</text:p>
          </table:table-cell>
          <table:covered-table-cell/>
          <table:table-cell/>
          <table:covered-table-cell/>
          <table:table-cell table:style-name="ce67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62" office:value-type="string" calcext:value-type="string">
            <text:p>CD3</text:p>
          </table:table-cell>
          <table:covered-table-cell/>
          <table:table-cell/>
          <table:covered-table-cell/>
          <table:table-cell table:style-name="ce67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62" office:value-type="string" calcext:value-type="string">
            <text:p>CD2</text:p>
          </table:table-cell>
          <table:covered-table-cell/>
          <table:table-cell/>
          <table:covered-table-cell/>
          <table:table-cell table:style-name="ce67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62" office:value-type="string" calcext:value-type="string">
            <text:p>CD1</text:p>
          </table:table-cell>
          <table:covered-table-cell/>
          <table:table-cell/>
          <table:covered-table-cell/>
          <table:table-cell table:style-name="ce67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62" office:value-type="string" calcext:value-type="string">
            <text:p>CD0</text:p>
          </table:table-cell>
          <table:covered-table-cell/>
          <table:table-cell/>
          <table:covered-table-cell/>
          <table:table-cell table:style-name="ce67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71" office:value-type="string" calcext:value-type="string">
            <text:p>CSB</text:p>
          </table:table-cell>
          <table:table-cell table:style-name="ce73"/>
          <table:table-cell/>
          <table:covered-table-cell/>
          <table:table-cell table:style-name="ce67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71" office:value-type="string" calcext:value-type="string">
            <text:p>RCB</text:p>
          </table:table-cell>
          <table:table-cell table:style-name="ce73"/>
          <table:table-cell/>
          <table:covered-table-cell/>
          <table:table-cell table:style-name="ce67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62" office:value-type="string" calcext:value-type="string">
            <text:p>WRB</text:p>
          </table:table-cell>
          <table:table-cell table:number-columns-repeated="2"/>
          <table:covered-table-cell/>
          <table:table-cell table:style-name="ce67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62" office:value-type="string" calcext:value-type="string">
            <text:p>VBLANKB</text:p>
          </table:table-cell>
          <table:table-cell table:number-columns-repeated="3"/>
          <table:table-cell table:style-name="ce67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62" office:value-type="string" calcext:value-type="string">
            <text:p>HBLANKB</text:p>
          </table:table-cell>
          <table:table-cell table:number-columns-repeated="3"/>
          <table:table-cell table:style-name="ce67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3"/>
          <table:table-cell table:style-name="ce67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3"/>
          <table:table-cell table:style-name="ce67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62" office:value-type="string" calcext:value-type="string">
            <text:p>500CK</text:p>
          </table:table-cell>
          <table:table-cell table:number-columns-repeated="3"/>
          <table:table-cell table:style-name="ce67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62" office:value-type="string" calcext:value-type="string">
            <text:p>CK1UB</text:p>
          </table:table-cell>
          <table:table-cell table:number-columns-repeated="3"/>
          <table:table-cell table:style-name="ce67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71" office:value-type="string" calcext:value-type="string">
            <text:p>???</text:p>
          </table:table-cell>
          <table:table-cell table:style-name="ce73"/>
          <table:table-cell table:number-columns-repeated="2"/>
          <table:table-cell table:style-name="ce67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62" office:value-type="string" calcext:value-type="string">
            <text:p>DPD7</text:p>
          </table:table-cell>
          <table:table-cell table:number-columns-repeated="3"/>
          <table:table-cell table:style-name="ce67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62" office:value-type="string" calcext:value-type="string">
            <text:p>DPD6</text:p>
          </table:table-cell>
          <table:table-cell table:number-columns-repeated="3"/>
          <table:table-cell table:style-name="ce67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62" office:value-type="string" calcext:value-type="string">
            <text:p>DPD5</text:p>
          </table:table-cell>
          <table:table-cell table:number-columns-repeated="3"/>
          <table:table-cell table:style-name="ce67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62" office:value-type="string" calcext:value-type="string">
            <text:p>DPD4</text:p>
          </table:table-cell>
          <table:table-cell table:number-columns-repeated="3"/>
          <table:table-cell table:style-name="ce67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62" office:value-type="string" calcext:value-type="string">
            <text:p>DPD3</text:p>
          </table:table-cell>
          <table:table-cell table:number-columns-repeated="3"/>
          <table:table-cell table:style-name="ce67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62" office:value-type="string" calcext:value-type="string">
            <text:p>DPD2</text:p>
          </table:table-cell>
          <table:table-cell table:number-columns-repeated="3"/>
          <table:table-cell table:style-name="ce67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62" office:value-type="string" calcext:value-type="string">
            <text:p>DPD1</text:p>
          </table:table-cell>
          <table:table-cell table:number-columns-repeated="3"/>
          <table:table-cell table:style-name="ce67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62" office:value-type="string" calcext:value-type="string">
            <text:p>DPD0</text:p>
          </table:table-cell>
          <table:table-cell table:number-columns-repeated="3"/>
          <table:table-cell table:style-name="ce67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3"/>
          <table:table-cell table:style-name="ce67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62" office:value-type="string" calcext:value-type="string">
            <text:p>CPD7</text:p>
          </table:table-cell>
          <table:table-cell table:number-columns-repeated="3"/>
          <table:table-cell table:style-name="ce67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62" office:value-type="string" calcext:value-type="string">
            <text:p>CPD6</text:p>
          </table:table-cell>
          <table:table-cell table:number-columns-repeated="3"/>
          <table:table-cell table:style-name="ce67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62" office:value-type="string" calcext:value-type="string">
            <text:p>CPD5</text:p>
          </table:table-cell>
          <table:table-cell table:number-columns-repeated="3"/>
          <table:table-cell table:style-name="ce67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62" office:value-type="string" calcext:value-type="string">
            <text:p>CPD4</text:p>
          </table:table-cell>
          <table:table-cell table:number-columns-repeated="3"/>
          <table:table-cell table:style-name="ce67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62" office:value-type="string" calcext:value-type="string">
            <text:p>CPD3</text:p>
          </table:table-cell>
          <table:table-cell table:number-columns-repeated="3"/>
          <table:table-cell table:style-name="ce67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62" office:value-type="string" calcext:value-type="string">
            <text:p>CPD2</text:p>
          </table:table-cell>
          <table:table-cell table:number-columns-repeated="3"/>
          <table:table-cell table:style-name="ce67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62" office:value-type="string" calcext:value-type="string">
            <text:p>CPD1</text:p>
          </table:table-cell>
          <table:table-cell table:number-columns-repeated="2"/>
          <table:table-cell table:style-name="ce72" office:value-type="string" calcext:value-type="string" table:number-columns-spanned="1" table:number-rows-spanned="25">
            <text:p>INTERFACE TO PPU1</text:p>
          </table:table-cell>
          <table:table-cell table:style-name="ce67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62" office:value-type="string" calcext:value-type="string">
            <text:p>CPD0</text:p>
          </table:table-cell>
          <table:table-cell table:number-columns-repeated="2"/>
          <table:covered-table-cell/>
          <table:table-cell table:style-name="ce67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62" office:value-type="string" calcext:value-type="string">
            <text:p>BPD7</text:p>
          </table:table-cell>
          <table:table-cell table:number-columns-repeated="2"/>
          <table:covered-table-cell/>
          <table:table-cell table:style-name="ce67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62" office:value-type="string" calcext:value-type="string">
            <text:p>BPD6</text:p>
          </table:table-cell>
          <table:table-cell table:number-columns-repeated="2"/>
          <table:covered-table-cell/>
          <table:table-cell table:style-name="ce67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62" office:value-type="string" calcext:value-type="string">
            <text:p>BPD5</text:p>
          </table:table-cell>
          <table:table-cell table:number-columns-repeated="2"/>
          <table:covered-table-cell/>
          <table:table-cell table:style-name="ce67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62" office:value-type="string" calcext:value-type="string">
            <text:p>BPD4</text:p>
          </table:table-cell>
          <table:table-cell table:number-columns-repeated="2"/>
          <table:covered-table-cell/>
          <table:table-cell table:style-name="ce67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62" office:value-type="string" calcext:value-type="string">
            <text:p>BPD3</text:p>
          </table:table-cell>
          <table:table-cell table:number-columns-repeated="2"/>
          <table:covered-table-cell/>
          <table:table-cell table:style-name="ce67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62" office:value-type="string" calcext:value-type="string">
            <text:p>BPD2</text:p>
          </table:table-cell>
          <table:table-cell table:number-columns-repeated="2"/>
          <table:covered-table-cell/>
          <table:table-cell table:style-name="ce67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62" office:value-type="string" calcext:value-type="string">
            <text:p>BPD1</text:p>
          </table:table-cell>
          <table:table-cell table:number-columns-repeated="2"/>
          <table:covered-table-cell/>
          <table:table-cell table:style-name="ce67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62" office:value-type="string" calcext:value-type="string">
            <text:p>BPD0</text:p>
          </table:table-cell>
          <table:table-cell table:number-columns-repeated="2"/>
          <table:covered-table-cell/>
          <table:table-cell table:style-name="ce67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62" office:value-type="string" calcext:value-type="string">
            <text:p>APD7</text:p>
          </table:table-cell>
          <table:table-cell table:number-columns-repeated="2"/>
          <table:covered-table-cell/>
          <table:table-cell table:style-name="ce67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62" office:value-type="string" calcext:value-type="string">
            <text:p>APD6</text:p>
          </table:table-cell>
          <table:table-cell table:number-columns-repeated="2"/>
          <table:covered-table-cell/>
          <table:table-cell table:style-name="ce67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62" office:value-type="string" calcext:value-type="string">
            <text:p>APD5</text:p>
          </table:table-cell>
          <table:table-cell table:number-columns-repeated="2"/>
          <table:covered-table-cell/>
          <table:table-cell table:style-name="ce67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62" office:value-type="string" calcext:value-type="string">
            <text:p>APD4</text:p>
          </table:table-cell>
          <table:table-cell table:number-columns-repeated="2"/>
          <table:covered-table-cell/>
          <table:table-cell table:style-name="ce67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62" office:value-type="string" calcext:value-type="string">
            <text:p>APD3</text:p>
          </table:table-cell>
          <table:table-cell table:number-columns-repeated="2"/>
          <table:covered-table-cell/>
          <table:table-cell table:style-name="ce67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62" office:value-type="string" calcext:value-type="string">
            <text:p>APD2</text:p>
          </table:table-cell>
          <table:table-cell table:number-columns-repeated="2"/>
          <table:covered-table-cell/>
          <table:table-cell table:style-name="ce67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62" office:value-type="string" calcext:value-type="string">
            <text:p>APD1</text:p>
          </table:table-cell>
          <table:table-cell table:number-columns-repeated="2"/>
          <table:covered-table-cell/>
          <table:table-cell table:style-name="ce67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62" office:value-type="string" calcext:value-type="string">
            <text:p>APD0</text:p>
          </table:table-cell>
          <table:table-cell table:number-columns-repeated="2"/>
          <table:covered-table-cell/>
          <table:table-cell table:style-name="ce67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62"/>
          <table:table-cell table:number-columns-repeated="2"/>
          <table:covered-table-cell/>
          <table:table-cell table:style-name="ce67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63"/>
          <table:table-cell table:style-name="ce65" table:number-columns-repeated="3"/>
          <table:table-cell table:style-name="ce68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Content</text:p>
          </table:table-cell>
          <table:table-cell table:style-name="ce38" office:value-type="string" calcext:value-type="string">
            <text:p>Offset</text:p>
          </table:table-cell>
          <table:table-cell table:style-name="ce38" office:value-type="string" calcext:value-type="string">
            <text:p>Offset (hex)</text:p>
          </table:table-cell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End 24-17</text:p>
          </table:table-cell>
          <table:table-cell/>
          <table:table-cell table:style-name="ce38" office:value-type="string" calcext:value-type="string">
            <text:p>Start in words</text:p>
          </table:table-cell>
          <table:table-cell table:style-name="ce38" office:value-type="string" calcext:value-type="string">
            <text:p>Length (kB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  <table:table-cell table:formula="of:=DEC2HEX([.B2]/2;6)" office:value-type="string" office:string-value="000000" calcext:value-type="string">
            <text:p>000000</text:p>
          </table:table-cell>
          <table:table-cell table:formula="of:=COM.MICROSOFT.CONCAT(LEFT([.F2];2);&quot;_&quot;;RIGHT([.F2];4))" office:value-type="string" office:string-value="00_0000" calcext:value-type="string">
            <text:p>00_0000</text:p>
          </table:table-cell>
          <table:table-cell table:formula="of:=([.D2]-[.B2])/1024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Z80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^16" office:value-type="float" office:value="1114112" calcext:value-type="float">
            <text:p>1114112</text:p>
          </table:table-cell>
          <table:table-cell table:formula="of:=DEC2HEX([.D3]/65536;2)" office:value-type="string" office:string-value="11" calcext:value-type="string">
            <text:p>11</text:p>
          </table:table-cell>
          <table:table-cell table:formula="of:=DEC2HEX([.B3]/2;6)" office:value-type="string" office:string-value="080000" calcext:value-type="string">
            <text:p>080000</text:p>
          </table:table-cell>
          <table:table-cell table:formula="of:=COM.MICROSOFT.CONCAT(LEFT([.F3];2);&quot;_&quot;;RIGHT([.F3];4))" office:value-type="string" office:string-value="08_0000" calcext:value-type="string">
            <text:p>08_0000</text:p>
          </table:table-cell>
          <table:table-cell table:formula="of:=([.D3]-[.B3])/1024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DPCM</text:p>
          </table:table-cell>
          <table:table-cell table:formula="of:=[.D3]" office:value-type="float" office:value="1114112" calcext:value-type="float">
            <text:p>1114112</text:p>
          </table:table-cell>
          <table:table-cell table:formula="of:=DEC2HEX([.B4];8)" office:value-type="string" office:string-value="00110000" calcext:value-type="string">
            <text:p>00110000</text:p>
          </table:table-cell>
          <table:table-cell table:formula="of:=[.D3]+256*1024" office:value-type="float" office:value="1376256" calcext:value-type="float">
            <text:p>1376256</text:p>
          </table:table-cell>
          <table:table-cell table:formula="of:=DEC2HEX([.D4]/65536;2)" office:value-type="string" office:string-value="15" calcext:value-type="string">
            <text:p>15</text:p>
          </table:table-cell>
          <table:table-cell table:formula="of:=DEC2HEX([.B4]/2;6)" office:value-type="string" office:string-value="088000" calcext:value-type="string">
            <text:p>088000</text:p>
          </table:table-cell>
          <table:table-cell table:formula="of:=COM.MICROSOFT.CONCAT(LEFT([.F4];2);&quot;_&quot;;RIGHT([.F4];4))" office:value-type="string" office:string-value="08_8000" calcext:value-type="string">
            <text:p>08_8000</text:p>
          </table:table-cell>
          <table:table-cell table:formula="of:=([.D4]-[.B4])/1024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4]" office:value-type="float" office:value="1376256" calcext:value-type="float">
            <text:p>1376256</text:p>
          </table:table-cell>
          <table:table-cell table:formula="of:=DEC2HEX([.B5];8)" office:value-type="string" office:string-value="00150000" calcext:value-type="string">
            <text:p>00150000</text:p>
          </table:table-cell>
          <table:table-cell table:formula="of:=[.B5]+6*2^20" office:value-type="float" office:value="7667712" calcext:value-type="float">
            <text:p>7667712</text:p>
          </table:table-cell>
          <table:table-cell table:formula="of:=DEC2HEX([.D5]/65536;2)" office:value-type="string" office:string-value="75" calcext:value-type="string">
            <text:p>75</text:p>
          </table:table-cell>
          <table:table-cell table:formula="of:=DEC2HEX([.B5]/2;6)" office:value-type="string" office:string-value="0A8000" calcext:value-type="string">
            <text:p>0A8000</text:p>
          </table:table-cell>
          <table:table-cell table:formula="of:=COM.MICROSOFT.CONCAT(LEFT([.F5];2);&quot;_&quot;;RIGHT([.F5];4))" office:value-type="string" office:string-value="0A_8000" calcext:value-type="string">
            <text:p>0A_8000</text:p>
          </table:table-cell>
          <table:table-cell table:formula="of:=([.D5]-[.B5])/1024"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68000 RAM</text:p>
          </table:table-cell>
          <table:table-cell table:formula="of:=[.D5]" office:value-type="float" office:value="7667712" calcext:value-type="float">
            <text:p>7667712</text:p>
          </table:table-cell>
          <table:table-cell table:formula="of:=DEC2HEX([.B6];8)" office:value-type="string" office:string-value="00750000" calcext:value-type="string">
            <text:p>00750000</text:p>
          </table:table-cell>
          <table:table-cell table:formula="of:=[.D5]+2^16" office:value-type="float" office:value="7733248" calcext:value-type="float">
            <text:p>7733248</text:p>
          </table:table-cell>
          <table:table-cell table:formula="of:=DEC2HEX([.D6]/65536;2)" office:value-type="string" office:string-value="76" calcext:value-type="string">
            <text:p>76</text:p>
          </table:table-cell>
          <table:table-cell table:formula="of:=DEC2HEX([.B6]/2;6)" office:value-type="string" office:string-value="3A8000" calcext:value-type="string">
            <text:p>3A8000</text:p>
          </table:table-cell>
          <table:table-cell table:formula="of:=COM.MICROSOFT.CONCAT(LEFT([.F6];2);&quot;_&quot;;RIGHT([.F6];4))" office:value-type="string" office:string-value="3A_8000" calcext:value-type="string">
            <text:p>3A_8000</text:p>
          </table:table-cell>
          <table:table-cell table:formula="of:=([.D6]-[.B6])/1024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6]" office:value-type="float" office:value="7733248" calcext:value-type="float">
            <text:p>7733248</text:p>
          </table:table-cell>
          <table:table-cell table:formula="of:=DEC2HEX([.B7];8)" office:value-type="string" office:string-value="00760000" calcext:value-type="string">
            <text:p>00760000</text:p>
          </table:table-cell>
          <table:table-cell table:formula="of:=[.B7]+3*64*2^10" office:value-type="float" office:value="7929856" calcext:value-type="float">
            <text:p>7929856</text:p>
          </table:table-cell>
          <table:table-cell table:formula="of:=DEC2HEX([.D7]/65536;2)" office:value-type="string" office:string-value="79" calcext:value-type="string">
            <text:p>79</text:p>
          </table:table-cell>
          <table:table-cell table:formula="of:=DEC2HEX([.B7]/2;6)" office:value-type="string" office:string-value="3B0000" calcext:value-type="string">
            <text:p>3B0000</text:p>
          </table:table-cell>
          <table:table-cell table:formula="of:=COM.MICROSOFT.CONCAT(LEFT([.F7];2);&quot;_&quot;;RIGHT([.F7];4))" office:value-type="string" office:string-value="3B_0000" calcext:value-type="string">
            <text:p>3B_0000</text:p>
          </table:table-cell>
          <table:table-cell table:formula="of:=([.D7]-[.B7])/1024" office:value-type="float" office:value="192" calcext:value-type="float">
            <text:p>192</text:p>
          </table:table-cell>
        </table:table-row>
        <table:table-row table:style-name="ro1">
          <table:table-cell table:style-name="ce99" office:value-type="string" calcext:value-type="string">
            <text:p>Frame 0</text:p>
          </table:table-cell>
          <table:table-cell table:style-name="ce99" table:formula="of:=[.D7]" office:value-type="float" office:value="7929856" calcext:value-type="float">
            <text:p>7929856</text:p>
          </table:table-cell>
          <table:table-cell table:style-name="ce99" table:formula="of:=DEC2HEX([.B8];8)" office:value-type="string" office:string-value="00790000" calcext:value-type="string">
            <text:p>00790000</text:p>
          </table:table-cell>
          <table:table-cell table:style-name="ce99" table:formula="of:=[.B8]+512*512" office:value-type="float" office:value="8192000" calcext:value-type="float">
            <text:p>8192000</text:p>
          </table:table-cell>
          <table:table-cell table:style-name="ce99" table:formula="of:=DEC2HEX([.D8]/65536;2)" office:value-type="string" office:string-value="7D" calcext:value-type="string">
            <text:p>7D</text:p>
          </table:table-cell>
          <table:table-cell table:style-name="ce99" table:formula="of:=DEC2HEX([.B8]/2;6)" office:value-type="string" office:string-value="3C8000" calcext:value-type="string">
            <text:p>3C8000</text:p>
          </table:table-cell>
          <table:table-cell table:number-columns-repeated="2"/>
        </table:table-row>
        <table:table-row table:style-name="ro1">
          <table:table-cell table:style-name="ce99" office:value-type="string" calcext:value-type="string">
            <text:p>Frame 1</text:p>
          </table:table-cell>
          <table:table-cell table:style-name="ce99" table:formula="of:=[.D8]" office:value-type="float" office:value="8192000" calcext:value-type="float">
            <text:p>8192000</text:p>
          </table:table-cell>
          <table:table-cell table:style-name="ce99" table:formula="of:=DEC2HEX([.B9];8)" office:value-type="string" office:string-value="007D0000" calcext:value-type="string">
            <text:p>007D0000</text:p>
          </table:table-cell>
          <table:table-cell table:style-name="ce99" table:formula="of:=[.B9]+512*512" office:value-type="float" office:value="8454144" calcext:value-type="float">
            <text:p>8454144</text:p>
          </table:table-cell>
          <table:table-cell table:style-name="ce99" table:formula="of:=DEC2HEX([.D9]/65536;2)" office:value-type="string" office:string-value="81" calcext:value-type="string">
            <text:p>81</text:p>
          </table:table-cell>
          <table:table-cell table:style-name="ce99" table:formula="of:=DEC2HEX([.B9]/2;6)" office:value-type="string" office:string-value="3E8000" calcext:value-type="string">
            <text:p>3E800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 bank</text:p>
          </table:table-cell>
          <table:table-cell office:value-type="string" calcext:value-type="string">
            <text:p>AW=22</text:p>
          </table:table-cell>
          <table:table-cell table:formula="of:=2^22" office:value-type="float" office:value="4194304" calcext:value-type="float">
            <text:p>4194304</text:p>
          </table:table-cell>
          <table:table-cell office:value-type="string" calcext:value-type="string">
            <text:p>wor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W=23</text:p>
          </table:table-cell>
          <table:table-cell table:formula="of:=2^23" office:value-type="float" office:value="8388608" calcext:value-type="float">
            <text:p>8388608</text:p>
          </table:table-cell>
          <table:table-cell office:value-type="string" calcext:value-type="string">
            <text:p>bytes</text:p>
          </table:table-cell>
          <table:table-cell table:number-columns-repeated="4"/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78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38"/>
          <table:table-cell table:style-name="ce38" table:number-columns-repeated="1018"/>
        </table:table-row>
        <table:table-row table:style-name="ro1">
          <table:table-cell table:style-name="ce38" office:value-type="string" calcext:value-type="string">
            <text:p>tile size</text:p>
          </table:table-cell>
          <table:table-cell table:style-name="ce38" office:value-type="string" calcext:value-type="string">
            <text:p>V don’t care</text:p>
          </table:table-cell>
          <table:table-cell table:style-name="ce38" office:value-type="string" calcext:value-type="string">
            <text:p>hn index</text:p>
          </table:table-cell>
          <table:table-cell table:style-name="ce38" office:value-type="string" calcext:value-type="string">
            <text:p>cache AW</text:p>
          </table:table-cell>
          <table:table-cell table:style-name="ce38" office:value-type="string" calcext:value-type="string">
            <text:p>CACHE_XW</text:p>
          </table:table-cell>
          <table:table-cell table:style-name="ce38" office:value-type="string" calcext:value-type="string">
            <text:p>cache addr (half)</text:p>
          </table:table-cell>
          <table:table-cell table:style-name="ce38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1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82" office:value-type="float" office:value="96000000" calcext:value-type="float">
            <text:p>9,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82" office:value-type="float" office:value="0.0000651" calcext:value-type="float">
            <text:p>6,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82" table:formula="of:=[.B9]*8" office:value-type="float" office:value="0.0005208" calcext:value-type="float">
            <text:p>5,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80" office:value-type="string" calcext:value-type="string">
            <text:p>tile size</text:p>
          </table:table-cell>
          <table:table-cell table:style-name="ce80" office:value-type="string" calcext:value-type="string">
            <text:p>words</text:p>
          </table:table-cell>
          <table:table-cell table:style-name="ce80" office:value-type="string" calcext:value-type="string">
            <text:p>sequential</text:p>
            <text:p>Read</text:p>
          </table:table-cell>
          <table:table-cell table:style-name="ce80" office:value-type="string" calcext:value-type="string">
            <text:p>random read</text:p>
          </table:table-cell>
          <table:table-cell table:style-name="ce80" office:value-type="string" calcext:value-type="string">
            <text:p>overload</text:p>
          </table:table-cell>
          <table:table-cell table:style-name="ce38" office:value-type="string" calcext:value-type="string">
            <text:p>Total tiles (8 height)</text:p>
          </table:table-cell>
          <table:table-cell table:style-name="ce80" office:value-type="string" calcext:value-type="string">
            <text:p>time</text:p>
          </table:table-cell>
          <table:table-cell table:style-name="ce80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83" table:formula="of:=[.D13]/[.C13]" office:value-type="float" office:value="4.36363636363636" calcext:value-type="float">
            <text:p>4,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82" table:formula="of:=[.D13]/[.$B$7]*[.F13]" office:value-type="float" office:value="0.000056" calcext:value-type="float">
            <text:p>5,60E-05</text:p>
          </table:table-cell>
          <table:table-cell table:style-name="ce82" table:formula="of:=[.G13]/[.A13]*[.E13]" office:value-type="float" office:value="0.0000305454545454545" calcext:value-type="float">
            <text:p>3,05E-05</text:p>
          </table:table-cell>
          <table:table-cell table:style-name="ce84" table:formula="of:=[.H13]/[.$B$10]" office:value-type="percentage" office:value="0.0586510263929619" calcext:value-type="percentage">
            <text:p>5,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83" table:formula="of:=[.D14]/[.C14]" office:value-type="float" office:value="5.48571428571429" calcext:value-type="float">
            <text:p>5,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82" table:formula="of:=[.D14]/[.$B$7]*[.F14]" office:value-type="float" office:value="0.000112" calcext:value-type="float">
            <text:p>1,12E-04</text:p>
          </table:table-cell>
          <table:table-cell table:style-name="ce82" table:formula="of:=[.G14]/[.A14]*[.E14]" office:value-type="float" office:value="0.0000384" calcext:value-type="float">
            <text:p>3,84E-05</text:p>
          </table:table-cell>
          <table:table-cell table:style-name="ce84" table:formula="of:=[.H14]/[.$B$10]" office:value-type="percentage" office:value="0.0737327188940092" calcext:value-type="percentage">
            <text:p>7,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83" table:formula="of:=[.D15]/[.C15]" office:value-type="float" office:value="5.86259541984733" calcext:value-type="float">
            <text:p>5,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82" table:formula="of:=[.D15]/[.$B$7]*[.F15]" office:value-type="float" office:value="0.000224" calcext:value-type="float">
            <text:p>2,24E-04</text:p>
          </table:table-cell>
          <table:table-cell table:style-name="ce82" table:formula="of:=[.G15]/[.A15]*[.E15]" office:value-type="float" office:value="0.0000410381679389313" calcext:value-type="float">
            <text:p>4,10E-05</text:p>
          </table:table-cell>
          <table:table-cell table:style-name="ce84" table:formula="of:=[.H15]/[.$B$10]" office:value-type="percentage" office:value="0.0787983255355824" calcext:value-type="percentage">
            <text:p>7,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83" table:formula="of:=[.D17]/[.C17]" office:value-type="float" office:value="4.8" calcext:value-type="float">
            <text:p>4,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82" table:formula="of:=[.D17]/[.$B$7]*[.F17]" office:value-type="float" office:value="0.000056" calcext:value-type="float">
            <text:p>5,60E-05</text:p>
          </table:table-cell>
          <table:table-cell table:style-name="ce82" table:formula="of:=[.G17]/[.A17]*[.E17]" office:value-type="float" office:value="0.0000336" calcext:value-type="float">
            <text:p>3,36E-05</text:p>
          </table:table-cell>
          <table:table-cell table:style-name="ce84" table:formula="of:=[.H17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83" table:formula="of:=[.D18]/[.C18]" office:value-type="float" office:value="4.8" calcext:value-type="float">
            <text:p>4,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82" table:formula="of:=[.D18]/[.$B$7]*[.F18]" office:value-type="float" office:value="0.000112" calcext:value-type="float">
            <text:p>1,12E-04</text:p>
          </table:table-cell>
          <table:table-cell table:style-name="ce82" table:formula="of:=[.G18]/[.A18]*[.E18]" office:value-type="float" office:value="0.0000336" calcext:value-type="float">
            <text:p>3,36E-05</text:p>
          </table:table-cell>
          <table:table-cell table:style-name="ce84" table:formula="of:=[.H18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83" table:formula="of:=[.D19]/[.C19]" office:value-type="float" office:value="4.8" calcext:value-type="float">
            <text:p>4,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82" table:formula="of:=[.D19]/[.$B$7]*[.F19]" office:value-type="float" office:value="0.000224" calcext:value-type="float">
            <text:p>2,24E-04</text:p>
          </table:table-cell>
          <table:table-cell table:style-name="ce82" table:formula="of:=[.G19]/[.A19]*[.E19]" office:value-type="float" office:value="0.0000336" calcext:value-type="float">
            <text:p>3,36E-05</text:p>
          </table:table-cell>
          <table:table-cell table:style-name="ce84" table:formula="of:=[.H19]/[.$B$10]" office:value-type="percentage" office:value="0.0645161290322581" calcext:value-type="percentage">
            <text:p>6,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85" office:value-type="string" calcext:value-type="string">
            <text:p>Vertical count at which interrupts are triggered</text:p>
          </table:table-cell>
        </table:table-row>
        <table:table-row table:style-name="ro1">
          <table:table-cell office:value-type="string" calcext:value-type="string">
            <text:p>Interrupt at pin IPL2: when?</text:p>
          </table:table-cell>
        </table:table-row>
      </table:table>
      <table:table table:name="Sprites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ble size</text:p>
          </table:table-cell>
          <table:table-cell table:style-name="ce86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spec ratio</text:p>
          </table:table-cell>
          <table:table-cell table:style-name="ce43" table:formula="of:=[.B6]/[.B12]" office:value-type="float" office:value="58.6259541984733" calcext:value-type="float">
            <text:p>59</text:p>
          </table:table-cell>
          <table:table-cell table:style-name="ce89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87" table:formula="of:=[Basics.E20]" office:value-type="float" office:value="0.000064" calcext:value-type="float">
            <text:p>64,00E-0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in frequency</text:p>
          </table:table-cell>
          <table:table-cell table:style-name="ce87" table:formula="of:=[.B5]/[.B8]" office:value-type="float" office:value="1024000000" calcext:value-type="float">
            <text:p>1,02E+0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iginal clock</text:p>
          </table:table-cell>
          <table:table-cell table:style-name="ce87" office:value-type="float" office:value="16000000" calcext:value-type="float">
            <text:p>16,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style-name="ce87" table:formula="of:=[Basics.B22]*[.B11]" office:value-type="float" office:value="268288" calcext:value-type="float">
            <text:p>268,29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ixels per line</text:p>
          </table:table-cell>
          <table:table-cell table:style-name="ce43" table:formula="of:=[.B12]/240" office:value-type="float" office:value="1117.86666666667" calcext:value-type="float">
            <text:p>1118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87" office:value-type="float" office:value="48000000" calcext:value-type="float">
            <text:p>48,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8]*[.B17]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ticks per ti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([.B3]+[.B19]);1)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pec ratio</text:p>
          </table:table-cell>
          <table:table-cell table:style-name="ce43" table:formula="of:=[.B5]/[.B18]" office:value-type="float" office:value="21.3333333333333" calcext:value-type="float">
            <text:p>21</text:p>
          </table:table-cell>
          <table:table-cell table:style-name="ce89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1">
          <table:table-cell office:value-type="string" calcext:value-type="string">
            <text:p>Ratio to average</text:p>
          </table:table-cell>
          <table:table-cell table:style-name="ce83" table:formula="of:=[.B18]/[.B13]" office:value-type="float" office:value="2.74809160305344" calcext:value-type="float">
            <text:p>2,7</text:p>
          </table:table-cell>
          <table:table-cell table:style-name="ce89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1">
          <table:table-cell office:value-type="string" calcext:value-type="string">
            <text:p>Ratio to visible line</text:p>
          </table:table-cell>
          <table:table-cell table:style-name="ce83" table:formula="of:=[.B18]/384" office:value-type="float" office:value="8" calcext:value-type="float">
            <text:p>8,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cks to scan full table</text:p>
          </table:table-cell>
          <table:table-cell table:formula="of:=[.C1]*2" office:value-type="float" office:value="2048" calcext:value-type="float">
            <text:p>2048</text:p>
          </table:table-cell>
          <table:table-cell table:number-columns-repeated="2"/>
        </table:table-row>
      </table:table>
      <table:table table:name="Mapper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113"/>
        <table:table-column table:style-name="co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GFX size (16)</text:p>
          </table:table-cell>
          <table:table-cell office:value-type="string" calcext:value-type="string">
            <text:p>AW16</text:p>
          </table:table-cell>
          <table:table-cell office:value-type="string" calcext:value-type="string">
            <text:p>(32)</text:p>
          </table:table-cell>
          <table:table-cell office:value-type="string" calcext:value-type="string">
            <text:p>(64)</text:p>
          </table:table-cell>
          <table:table-cell office:value-type="string" calcext:value-type="string">
            <text:p>AW64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style-name="ce106" office:value-type="float" office:value="1572876" calcext:value-type="float">
            <text:p>1.572.876</text:p>
          </table:table-cell>
          <table:table-cell table:formula="of:=CEILING(LOG([.B2];2))" office:value-type="float" office:value="21" calcext:value-type="float">
            <text:p>21</text:p>
          </table:table-cell>
          <table:table-cell table:style-name="ce106" table:formula="of:=[.B2]/2" office:value-type="float" office:value="786438" calcext:value-type="float">
            <text:p>786.438</text:p>
          </table:table-cell>
          <table:table-cell table:style-name="ce106" table:formula="of:=[.D2]/2" office:value-type="float" office:value="393219" calcext:value-type="float">
            <text:p>393.219</text:p>
          </table:table-cell>
          <table:table-cell table:formula="of:=CEILING(LOG([.E2];2)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min-integer-digits="1"/>
      <number:text> h</number:text>
    </number:number-style>
    <number:number-style style:name="N110">
      <number:text>0x</number:text>
      <number:number number:decimal-places="0" loext:min-decimal-places="0" number:min-integer-digits="1"/>
    </number:number-style>
    <number:number-style style:name="N111">
      <number:scientific-number number:decimal-places="3" loext:min-decimal-places="3" number:min-integer-digits="1" number:min-exponent-digits="2" loext:exponent-interval="3" loext:forced-exponent-sign="true"/>
    </number:number-style>
    <number:percentage-style style:name="N112">
      <number:number number:decimal-places="0" loext:min-decimal-places="0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2:15:11.048180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2-15T12:16:31.862772695</dc:date>
    <meta:editing-duration>P2DT9H39M43S</meta:editing-duration>
    <meta:editing-cycles>23</meta:editing-cycles>
    <meta:generator>LibreOffice/6.0.7.3$Linux_X86_64 LibreOffice_project/00m0$Build-3</meta:generator>
    <dc:creator>Pepe </dc:creator>
    <meta:document-statistic meta:table-count="11" meta:cell-count="790" meta:object-count="0"/>
  </office:meta>
</office:document-meta>
</file>